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f891e" officeooo:paragraph-rsid="000f891e"/>
    </style:style>
    <style:style style:name="P2" style:family="paragraph" style:parent-style-name="Standard">
      <style:paragraph-properties fo:text-align="center" style:justify-single-word="false"/>
      <style:text-properties officeooo:rsid="000f891e" officeooo:paragraph-rsid="000f891e"/>
    </style:style>
    <style:style style:name="P3" style:family="paragraph" style:parent-style-name="Standard">
      <style:text-properties officeooo:rsid="000f891e" officeooo:paragraph-rsid="0011db41"/>
    </style:style>
    <style:style style:name="P4" style:family="paragraph" style:parent-style-name="Standard">
      <style:text-properties officeooo:rsid="000f891e" officeooo:paragraph-rsid="001368b8"/>
    </style:style>
    <style:style style:name="P5" style:family="paragraph" style:parent-style-name="Standard">
      <style:text-properties officeooo:rsid="000f891e" officeooo:paragraph-rsid="001cc125"/>
    </style:style>
    <style:style style:name="P6" style:family="paragraph" style:parent-style-name="Standard">
      <style:text-properties officeooo:rsid="000f891e" officeooo:paragraph-rsid="001e318f"/>
    </style:style>
    <style:style style:name="P7" style:family="paragraph" style:parent-style-name="Standard">
      <style:text-properties fo:font-style="italic" officeooo:rsid="000f891e" officeooo:paragraph-rsid="000f891e" style:font-style-asian="italic" style:font-style-complex="italic"/>
    </style:style>
    <style:style style:name="P8" style:family="paragraph" style:parent-style-name="Standard">
      <style:text-properties officeooo:rsid="0011db41" officeooo:paragraph-rsid="0011db41"/>
    </style:style>
    <style:style style:name="P9" style:family="paragraph" style:parent-style-name="Standard">
      <style:text-properties officeooo:rsid="001368b8" officeooo:paragraph-rsid="001368b8"/>
    </style:style>
    <style:style style:name="P10" style:family="paragraph" style:parent-style-name="Standard">
      <style:text-properties officeooo:rsid="00146ff3" officeooo:paragraph-rsid="000f891e"/>
    </style:style>
    <style:style style:name="P11" style:family="paragraph" style:parent-style-name="Standard">
      <style:text-properties officeooo:rsid="00146ff3" officeooo:paragraph-rsid="00146ff3"/>
    </style:style>
    <style:style style:name="P12" style:family="paragraph" style:parent-style-name="Standard">
      <style:text-properties officeooo:rsid="00146ff3" officeooo:paragraph-rsid="001368b8"/>
    </style:style>
    <style:style style:name="P13" style:family="paragraph" style:parent-style-name="Standard">
      <style:text-properties officeooo:rsid="00146ff3" officeooo:paragraph-rsid="001e318f"/>
    </style:style>
    <style:style style:name="P14" style:family="paragraph" style:parent-style-name="Standard">
      <style:text-properties officeooo:rsid="00148108" officeooo:paragraph-rsid="00148108"/>
    </style:style>
    <style:style style:name="P15" style:family="paragraph" style:parent-style-name="Standard">
      <style:text-properties officeooo:rsid="00148108" officeooo:paragraph-rsid="001629de"/>
    </style:style>
    <style:style style:name="P16" style:family="paragraph" style:parent-style-name="Standard">
      <style:text-properties officeooo:rsid="00148108" officeooo:paragraph-rsid="0017541a"/>
    </style:style>
    <style:style style:name="P17" style:family="paragraph" style:parent-style-name="Standard">
      <style:text-properties officeooo:rsid="00148108" officeooo:paragraph-rsid="001cc125"/>
    </style:style>
    <style:style style:name="P18" style:family="paragraph" style:parent-style-name="Standard">
      <style:text-properties officeooo:rsid="00148108" officeooo:paragraph-rsid="001e318f"/>
    </style:style>
    <style:style style:name="P19" style:family="paragraph" style:parent-style-name="Standard">
      <style:text-properties officeooo:rsid="001629de" officeooo:paragraph-rsid="001629de"/>
    </style:style>
    <style:style style:name="P20" style:family="paragraph" style:parent-style-name="Standard">
      <style:text-properties officeooo:rsid="001629de" officeooo:paragraph-rsid="00148108"/>
    </style:style>
    <style:style style:name="P21" style:family="paragraph" style:parent-style-name="Standard">
      <style:text-properties officeooo:rsid="0017541a" officeooo:paragraph-rsid="0017541a"/>
    </style:style>
    <style:style style:name="P22" style:family="paragraph" style:parent-style-name="Standard">
      <style:text-properties officeooo:rsid="0017541a" officeooo:paragraph-rsid="001629de"/>
    </style:style>
    <style:style style:name="P23" style:family="paragraph" style:parent-style-name="Standard">
      <style:text-properties officeooo:rsid="0019fc29" officeooo:paragraph-rsid="0019fc29"/>
    </style:style>
    <style:style style:name="P24" style:family="paragraph" style:parent-style-name="Standard">
      <style:text-properties officeooo:rsid="001c345a" officeooo:paragraph-rsid="001c345a"/>
    </style:style>
    <style:style style:name="P25" style:family="paragraph" style:parent-style-name="Standard">
      <style:text-properties officeooo:rsid="001c7f6c" officeooo:paragraph-rsid="001c7f6c"/>
    </style:style>
    <style:style style:name="P26" style:family="paragraph" style:parent-style-name="Standard">
      <style:text-properties officeooo:rsid="001e318f" officeooo:paragraph-rsid="001e318f"/>
    </style:style>
    <style:style style:name="P27" style:family="paragraph" style:parent-style-name="Standard">
      <style:text-properties officeooo:rsid="001e318f" officeooo:paragraph-rsid="001f4a22"/>
    </style:style>
    <style:style style:name="P28" style:family="paragraph" style:parent-style-name="Standard">
      <style:paragraph-properties fo:break-before="page"/>
      <style:text-properties officeooo:rsid="00146ff3" officeooo:paragraph-rsid="00146ff3"/>
    </style:style>
    <style:style style:name="P29" style:family="paragraph" style:parent-style-name="Standard">
      <style:text-properties officeooo:rsid="001629de" officeooo:paragraph-rsid="001fc1f4"/>
    </style:style>
    <style:style style:name="P30" style:family="paragraph" style:parent-style-name="Standard">
      <style:text-properties officeooo:paragraph-rsid="001fc1f4"/>
    </style:style>
    <style:style style:name="P31" style:family="paragraph" style:parent-style-name="Standard">
      <style:text-properties officeooo:rsid="00146ff3" officeooo:paragraph-rsid="001e318f"/>
    </style:style>
    <style:style style:name="P32" style:family="paragraph" style:parent-style-name="Standard">
      <style:text-properties officeooo:rsid="00146ff3" officeooo:paragraph-rsid="001fc1f4"/>
    </style:style>
    <style:style style:name="P33" style:family="paragraph" style:parent-style-name="Standard">
      <style:text-properties officeooo:rsid="00148108" officeooo:paragraph-rsid="001c345a"/>
    </style:style>
    <style:style style:name="P34" style:family="paragraph" style:parent-style-name="Standard">
      <style:text-properties officeooo:rsid="00148108" officeooo:paragraph-rsid="001fc1f4"/>
    </style:style>
    <style:style style:name="T1" style:family="text">
      <style:text-properties officeooo:rsid="000f891e"/>
    </style:style>
    <style:style style:name="T2" style:family="text">
      <style:text-properties officeooo:rsid="0010729a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0729a" style:font-style-asian="italic" style:font-style-complex="italic"/>
    </style:style>
    <style:style style:name="T5" style:family="text">
      <style:text-properties fo:font-style="italic" officeooo:rsid="0011db41" style:font-style-asian="italic" style:font-style-complex="italic"/>
    </style:style>
    <style:style style:name="T6" style:family="text">
      <style:text-properties fo:font-style="italic" officeooo:rsid="0017541a" style:font-style-asian="italic" style:font-style-complex="italic"/>
    </style:style>
    <style:style style:name="T7" style:family="text">
      <style:text-properties fo:font-style="italic" officeooo:rsid="001c345a" style:font-style-asian="italic" style:font-style-complex="italic"/>
    </style:style>
    <style:style style:name="T8" style:family="text">
      <style:text-properties fo:font-style="italic" officeooo:rsid="001fc1f4" style:font-style-asian="italic" style:font-style-complex="italic"/>
    </style:style>
    <style:style style:name="T9" style:family="text">
      <style:text-properties officeooo:rsid="0011db41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1db41" style:font-weight-asian="bold" style:font-weight-complex="bold"/>
    </style:style>
    <style:style style:name="T12" style:family="text">
      <style:text-properties fo:font-weight="bold" officeooo:rsid="0010729a" style:font-weight-asian="bold" style:font-weight-complex="bold"/>
    </style:style>
    <style:style style:name="T13" style:family="text">
      <style:text-properties fo:font-weight="bold" officeooo:rsid="001c345a" style:font-weight-asian="bold" style:font-weight-complex="bold"/>
    </style:style>
    <style:style style:name="T14" style:family="text">
      <style:text-properties fo:font-weight="bold" officeooo:rsid="001fc1f4" style:font-weight-asian="bold" style:font-weight-complex="bold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1368b8" style:font-style-asian="normal" style:font-style-complex="normal"/>
    </style:style>
    <style:style style:name="T17" style:family="text">
      <style:text-properties officeooo:rsid="001368b8"/>
    </style:style>
    <style:style style:name="T18" style:family="text">
      <style:text-properties style:font-name="Courier New"/>
    </style:style>
    <style:style style:name="T19" style:family="text">
      <style:text-properties officeooo:rsid="00148108"/>
    </style:style>
    <style:style style:name="T20" style:family="text">
      <style:text-properties officeooo:rsid="001629de"/>
    </style:style>
    <style:style style:name="T21" style:family="text">
      <style:text-properties officeooo:rsid="0017541a"/>
    </style:style>
    <style:style style:name="T22" style:family="text">
      <style:text-properties officeooo:rsid="0019fc29"/>
    </style:style>
    <style:style style:name="T23" style:family="text">
      <style:text-properties officeooo:rsid="001c345a"/>
    </style:style>
    <style:style style:name="T24" style:family="text">
      <style:text-properties officeooo:rsid="001c7f6c"/>
    </style:style>
    <style:style style:name="T25" style:family="text">
      <style:text-properties officeooo:rsid="001cc125"/>
    </style:style>
    <style:style style:name="T26" style:family="text">
      <style:text-properties officeooo:rsid="001e318f"/>
    </style:style>
    <style:style style:name="T27" style:family="text">
      <style:text-properties officeooo:rsid="001f4a22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1fc1f4" style:font-weight-asian="normal" style:font-weight-complex="normal"/>
    </style:style>
    <style:style style:name="T30" style:family="text">
      <style:text-properties fo:font-weight="normal" officeooo:rsid="000f891e" style:font-weight-asian="normal" style:font-weight-complex="normal"/>
    </style:style>
    <style:style style:name="T31" style:family="text">
      <style:text-properties officeooo:rsid="001fc1f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nswer<text:span text:style-name="T19">ed</text:span> Modal Logic</text:p>
      <text:p text:style-name="P2">by Sven Nilsen, 2020</text:p>
      <text:p text:style-name="P1"/>
      <text:p text:style-name="P7">In this paper I introduce a modal logic for <text:span text:style-name="T19">the </text:span>answer<text:span text:style-name="T19">ed</text:span> predicate of questions.</text:p>
      <text:p text:style-name="P1"/>
      <text:p text:style-name="P1">The meta-knowledge of the answer of a question can be modeled using <text:span text:style-name="T9">a set of </text:span>the following symbols:</text:p>
      <text:p text:style-name="P1"/>
      <text:p text:style-name="P5"><text:tab/>{!◇, ¬!◇, □}<text:tab/><text:span text:style-name="T9">All possible states of knowledge about question (</text:span><text:span text:style-name="T5">unknown</text:span><text:span text:style-name="T9"> </text:span><text:span text:style-name="T11">unanswered</text:span><text:span text:style-name="T9">)</text:span></text:p>
      <text:p text:style-name="P1"/>
      <text:p text:style-name="P1"><text:tab/>□<text:tab/><text:tab/>The question is answered <text:span text:style-name="T2">(</text:span><text:span text:style-name="T4">known</text:span><text:span text:style-name="T2"> </text:span><text:span text:style-name="T12">answered</text:span><text:span text:style-name="T2">)</text:span></text:p>
      <text:p text:style-name="P5"><text:tab/>¬!◇<text:tab/><text:tab/>There exists <text:span text:style-name="T25">two</text:span> case<text:span text:style-name="T25">s,</text:span> <text:span text:style-name="T25">one</text:span> answered <text:span text:style-name="T25">and one unanswered</text:span> <text:span text:style-name="T2">(</text:span><text:span text:style-name="T4">unknown</text:span><text:span text:style-name="T2"> </text:span><text:span text:style-name="T12">answered</text:span><text:span text:style-name="T2">)</text:span></text:p>
      <text:p text:style-name="P1"><text:tab/>!◇<text:tab/><text:tab/>There exists no case where the question is answered <text:span text:style-name="T2">(</text:span><text:span text:style-name="T4">known</text:span><text:span text:style-name="T2"> </text:span><text:span text:style-name="T12">unanswered</text:span><text:span text:style-name="T2">)</text:span></text:p>
      <text:p text:style-name="P1"/>
      <text:p text:style-name="P8">Inversion laws:</text:p>
      <text:p text:style-name="P1"/>
      <text:p text:style-name="P5"><text:tab/>¬□ <text:span text:style-name="T2">= </text:span>{!◇, ¬!◇, □}<text:tab/>∀ <text:span text:style-name="T26">x { !!x = x }<text:tab/><text:tab/>∀ x { ¬¬x = x }<text:tab/>∀ x { ¬!x = !¬x }</text:span></text:p>
      <text:p text:style-name="P3"/>
      <text:p text:style-name="P26">The symbols `<text:span text:style-name="T1">◇</text:span>` and `<text:span text:style-name="T1">□</text:span>` can be interpreted as “possible” and “necessary” as in classical Modal Logic.</text:p>
      <text:p text:style-name="P27">The `<text:span text:style-name="T1">!</text:span>` operator <text:span text:style-name="T27">corresponds to the associated classical Modal Logic inversion operator.</text:span></text:p>
      <text:p text:style-name="P3"/>
      <text:p text:style-name="P17">When a law is in the form `X =&gt; <text:span text:style-name="T1">{!◇, ¬!◇, □}</text:span>Y` one can choose:</text:p>
      <text:p text:style-name="P15"/>
      <text:p text:style-name="P16"><text:tab/><text:span text:style-name="T1">◇(</text:span>X =&gt; <text:span text:style-name="T1">□</text:span>Y<text:span text:style-name="T20">)</text:span></text:p>
      <text:p text:style-name="P17"><text:span text:style-name="T20"><text:tab/>◇(</text:span>X =&gt; <text:span text:style-name="T1">¬!◇</text:span>Y<text:span text:style-name="T20">)</text:span></text:p>
      <text:p text:style-name="P16"><text:tab/><text:span text:style-name="T1">◇(</text:span>X =&gt; !<text:span text:style-name="T1">◇</text:span>Y<text:span text:style-name="T20">)</text:span></text:p>
      <text:p text:style-name="P3"/>
      <text:p text:style-name="P19">Here, the `<text:span text:style-name="T1">◇</text:span>` operator reflects on the semantics of the logic <text:span text:style-name="T21">itself</text:span>.</text:p>
      <text:p text:style-name="P21"><text:span text:style-name="T22">When used this way, </text:span>it is not an operator of questions directly, <text:span text:style-name="T22">but </text:span>as a meta-operator.</text:p>
      <text:p text:style-name="P3"/>
      <text:p text:style-name="P8">Notice that this logic deviates from epistemic modal logic, which uses semantics “it is known <text:span text:style-name="T3">that</text:span><text:span text:style-name="T15"> </text:span><text:span text:style-name="T16">X</text:span>”. </text:p>
      <text:p text:style-name="P8">Here, the logic refers to the knowledge of the answer, without describing what the answer is.</text:p>
      <text:p text:style-name="P1"/>
      <text:p text:style-name="P1">For example:</text:p>
      <text:p text:style-name="P1"/>
      <text:p text:style-name="P6"><text:tab/>□”A ∧ B” =&gt; ¬!◇”A”</text:p>
      <text:p text:style-name="P1"/>
      <text:p text:style-name="P1">This can be read as “If I know value of `A ∧ B`, then there exists <text:span text:style-name="T26">two knowledge cases of</text:span> <text:span text:style-name="T26">`</text:span>A<text:span text:style-name="T24">`</text:span>”.</text:p>
      <text:p text:style-name="P1"/>
      <text:p text:style-name="P4">In general, <text:span text:style-name="T17">the internal semantics of the questions is irrelevant for this logic.</text:span></text:p>
      <text:p text:style-name="P4"/>
      <text:p text:style-name="P9">Instead, the questions are treated as black boxes, with partial knowledge described e.g. in the form:</text:p>
      <text:p text:style-name="P1"/>
      <text:p text:style-name="P6"><text:tab/>□X =&gt; ¬!◇Y</text:p>
      <text:p text:style-name="P10"/>
      <text:p text:style-name="P23">It is the partial knowledge described using this modal logic that can derive other partial knowledge.</text:p>
      <text:p text:style-name="P23">The internal semantics of the questions is only relevant for grounding the initial partial knowledge.</text:p>
      <text:p text:style-name="P28">I will now prove the following:</text:p>
      <text:p text:style-name="P9"/>
      <text:p text:style-name="P30"><text:span text:style-name="T18">∴</text:span><text:span text:style-name="T17"><text:tab/>(□X =&gt; ¬!◇Y) =&gt; ◇(¬!◇X =&gt; {¬!◇, □}Y)</text:span></text:p>
      <text:p text:style-name="P12"/>
      <text:p text:style-name="P13"><text:span text:style-name="T18">∵</text:span><text:tab/><text:span text:style-name="T1">□X =&gt; ¬!◇Y</text:span></text:p>
      <text:p text:style-name="P11"><text:span text:style-name="T18">∴</text:span><text:tab/><text:span text:style-name="T1">¬◇Y </text:span>=&gt; <text:span text:style-name="T1">¬□X</text:span></text:p>
      <text:p text:style-name="P13"><text:span text:style-name="T18">∴</text:span><text:tab/><text:span text:style-name="T1">¬◇Y </text:span>=&gt; <text:span text:style-name="T1">{!◇, ¬!◇, □}X</text:span></text:p>
      <text:p text:style-name="P13"><text:span text:style-name="T18">∴</text:span><text:tab/><text:span text:style-name="T1">◇(¬◇Y </text:span>=&gt; <text:span text:style-name="T1">!◇X)<text:tab/><text:tab/>Choosing `!◇` among possible interpretations</text:span></text:p>
      <text:p text:style-name="P13"><text:span text:style-name="T18">∴</text:span><text:tab/><text:span text:style-name="T1">◇(¬!◇</text:span>X<text:span text:style-name="T1"> </text:span>=&gt; <text:span text:style-name="T1">◇</text:span>Y<text:span text:style-name="T20">)</text:span></text:p>
      <text:p text:style-name="P32"><text:span text:style-name="T18">∴</text:span><text:tab/><text:span text:style-name="T1">◇(¬!◇</text:span>X<text:span text:style-name="T1"> </text:span>=&gt; <text:span text:style-name="T17">¬!◇</text:span>Y ∨ □<text:span text:style-name="T31">Y)</text:span></text:p>
      <text:p text:style-name="P32"><text:span text:style-name="T18">∴</text:span><text:tab/><text:span text:style-name="T1">◇(¬!◇</text:span>X<text:span text:style-name="T1"> </text:span>=&gt; <text:span text:style-name="T31">{¬!◇, </text:span>□<text:span text:style-name="T31">}</text:span>Y<text:span text:style-name="T31">)</text:span></text:p>
      <text:p text:style-name="P11"><text:span text:style-name="T18">∴</text:span><text:tab/>Q.E.D.</text:p>
      <text:p text:style-name="P11"/>
      <text:p text:style-name="P14"><text:span text:style-name="T21">W</text:span>hen choosing the other possible interpretation:</text:p>
      <text:p text:style-name="P14"/>
      <text:p text:style-name="P18"><text:span text:style-name="T18">∴</text:span><text:tab/><text:span text:style-name="T1">◇(¬◇Y =&gt; ¬!◇X)</text:span></text:p>
      <text:p text:style-name="P33"><text:span text:style-name="T18">∴</text:span><text:tab/><text:span text:style-name="T1">◇(!◇</text:span>X<text:span text:style-name="T1"> =&gt; ◇</text:span>Y<text:span text:style-name="T21">)</text:span></text:p>
      <text:p text:style-name="P34"><text:span text:style-name="T18">∴</text:span><text:tab/><text:span text:style-name="T1">◇(!◇</text:span>X<text:span text:style-name="T1"> =&gt; ¬!◇Y ∨ □Y)</text:span></text:p>
      <text:p text:style-name="P34"><text:span text:style-name="T18">∴</text:span><text:tab/><text:span text:style-name="T1">◇(!◇</text:span>X<text:span text:style-name="T1"> =&gt; {¬!◇, □}Y)</text:span></text:p>
      <text:p text:style-name="P14"/>
      <text:p text:style-name="P34"><text:span text:style-name="T18">∴</text:span><text:tab/><text:span text:style-name="T17">(□X =&gt; ¬!◇Y) =&gt; ◇(!◇</text:span>X<text:span text:style-name="T1"> =&gt; {¬!◇, □}Y)</text:span></text:p>
      <text:p text:style-name="P20"/>
      <text:p text:style-name="P25">These two possible interpretations are not contradictory.</text:p>
      <text:p text:style-name="P29">When there exists <text:span text:style-name="T31">a</text:span> case where `<text:span text:style-name="T1">¬!◇</text:span>X` <text:span text:style-name="T31">(</text:span><text:span text:style-name="T8">unknown</text:span><text:span text:style-name="T31"> </text:span><text:span text:style-name="T14">answered</text:span><text:span text:style-name="T31">)</text:span> <text:span text:style-name="T31">implies</text:span> `<text:span text:style-name="T31">{¬!◇, □}</text:span>Y` <text:span text:style-name="T29">(`</text:span><text:span text:style-name="T30">◇</text:span><text:span text:style-name="T29">Y`)</text:span>,</text:p>
      <text:p text:style-name="P29"><text:span text:style-name="T23">it also possible that when `!◇X` (</text:span><text:span text:style-name="T7">known</text:span><text:span text:style-name="T23"> </text:span><text:span text:style-name="T13">unanswered</text:span><text:span text:style-name="T29">)</text:span> <text:span text:style-name="T23">that</text:span> `<text:span text:style-name="T31">{¬!◇, □}</text:span>Y`.</text:p>
      <text:p text:style-name="P24">Answering `X` or not does not change the answer of `Y`.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7T10:13:01.904392000</meta:creation-date>
    <dc:date>2020-07-20T09:32:36.190231000</dc:date>
    <meta:editing-duration>PT16M10S</meta:editing-duration>
    <meta:editing-cycles>5</meta:editing-cycles>
    <meta:generator>LibreOffice/5.1.2.2$MacOSX_X86_64 LibreOffice_project/d3bf12ecb743fc0d20e0be0c58ca359301eb705f</meta:generator>
    <meta:document-statistic meta:table-count="0" meta:image-count="0" meta:object-count="0" meta:page-count="2" meta:paragraph-count="48" meta:word-count="446" meta:character-count="2411" meta:non-whitespace-character-count="1997"/>
  </office:meta>
</office:document-meta>
</file>